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d100" officeooo:paragraph-rsid="001cd100"/>
    </style:style>
    <style:style style:name="P2" style:family="paragraph" style:parent-style-name="Standard">
      <style:paragraph-properties fo:text-align="center" style:justify-single-word="false"/>
      <style:text-properties officeooo:rsid="001cd100" officeooo:paragraph-rsid="001cd100"/>
    </style:style>
    <style:style style:name="P3" style:family="paragraph" style:parent-style-name="Standard">
      <style:text-properties officeooo:rsid="001cd100" officeooo:paragraph-rsid="001e9a2b"/>
    </style:style>
    <style:style style:name="P4" style:family="paragraph" style:parent-style-name="Standard">
      <style:text-properties officeooo:rsid="001e9a2b" officeooo:paragraph-rsid="001e9a2b"/>
    </style:style>
    <style:style style:name="P5" style:family="paragraph" style:parent-style-name="Standard">
      <style:text-properties officeooo:rsid="001e9a2b" officeooo:paragraph-rsid="001fab97"/>
    </style:style>
    <style:style style:name="P6" style:family="paragraph" style:parent-style-name="Standard">
      <style:text-properties fo:font-size="8pt" officeooo:rsid="001cd100" officeooo:paragraph-rsid="001cd100" style:font-size-asian="8pt" style:font-size-complex="8pt"/>
    </style:style>
    <style:style style:name="P7" style:family="paragraph" style:parent-style-name="Standard">
      <style:text-properties fo:font-size="8pt" officeooo:rsid="001cd100" officeooo:paragraph-rsid="001e9a2b" style:font-size-asian="8pt" style:font-size-complex="8pt"/>
    </style:style>
    <style:style style:name="P8" style:family="paragraph" style:parent-style-name="Standard">
      <style:text-properties officeooo:rsid="001fab97" officeooo:paragraph-rsid="001fab97"/>
    </style:style>
    <style:style style:name="T1" style:family="text">
      <style:text-properties officeooo:rsid="001e9a2b"/>
    </style:style>
    <style:style style:name="T2" style:family="text">
      <style:text-properties officeooo:rsid="001fa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onential Path Reference Class</text:p>
      <text:p text:style-name="P2">by Sven Nilsen, 2019</text:p>
      <text:p text:style-name="P1"/>
      <text:p text:style-name="P1">An exponential path reference class is a system where an observer is among many other similar observers, which is a mixture of <text:span text:style-name="T2">an </text:span>exponential reference class and <text:span text:style-name="T2">a </text:span>path reference class.</text:p>
      <text:p text:style-name="P1"/>
      <text:p text:style-name="P3"><text:tab/><text:tab/><text:tab/><text:tab/><text:tab/><text:tab/><text:tab/><text:span text:style-name="T1">32</text:span></text:p>
      <text:p text:style-name="P3"><text:tab/><text:tab/><text:tab/><text:tab/><text:tab/><text:tab/><text:span text:style-name="T1">16</text:span><text:tab/><text:span text:style-name="T1">16</text:span><text:tab/><text:span text:style-name="T1">16</text:span></text:p>
      <text:p text:style-name="P3"><text:tab/><text:tab/><text:tab/><text:tab/><text:tab/><text:span text:style-name="T1">8</text:span><text:tab/><text:span text:style-name="T1">16</text:span><text:tab/><text:span text:style-name="T1">24</text:span><text:tab/><text:span text:style-name="T1">16</text:span><text:tab/><text:span text:style-name="T1">8</text:span></text:p>
      <text:p text:style-name="P3"><text:tab/><text:tab/><text:tab/><text:tab/><text:span text:style-name="T1">4</text:span><text:tab/><text:span text:style-name="T1">12</text:span><text:tab/><text:span text:style-name="T1">24</text:span><text:tab/><text:span text:style-name="T1">28</text:span><text:tab/><text:span text:style-name="T1">24</text:span><text:tab/><text:span text:style-name="T1">12</text:span><text:tab/><text:span text:style-name="T1">4</text:span></text:p>
      <text:p text:style-name="P3"><text:tab/><text:tab/><text:tab/><text:span text:style-name="T1">2</text:span><text:tab/><text:span text:style-name="T1">8</text:span><text:tab/><text:span text:style-name="T1">2</text:span>0<text:tab/><text:span text:style-name="T1">32</text:span><text:tab/><text:span text:style-name="T1">38</text:span><text:tab/><text:span text:style-name="T1">32</text:span><text:tab/><text:span text:style-name="T1">20</text:span><text:tab/><text:span text:style-name="T1">8</text:span><text:tab/><text:span text:style-name="T1">2</text:span></text:p>
      <text:p text:style-name="P3"><text:tab/><text:tab/><text:span text:style-name="T1">1<text:tab/>5<text:tab/>15<text:tab/>30<text:tab/>45<text:tab/>51<text:tab/>45<text:tab/>30<text:tab/>15<text:tab/>5<text:tab/>1</text:span></text:p>
      <text:p text:style-name="P1"/>
      <text:p text:style-name="P5">Here, the time-slice of observers across states are shown after 5 time steps. Each observer has 3 choices, which leads to a new observer per choice. <text:span text:style-name="T2">As one can see, the most likely state is non-trivial.</text:span></text:p>
      <text:p text:style-name="P4"/>
      <text:p text:style-name="P8">Time slices in Pascal’s triangle:</text:p>
      <text:p text:style-name="P6"/>
      <text:p text:style-name="P6"><text:tab/><text:tab/><text:tab/><text:tab/><text:tab/><text:tab/><text:tab/>1</text:p>
      <text:p text:style-name="P6"><text:tab/><text:tab/><text:tab/><text:tab/><text:tab/><text:tab/>0<text:tab/><text:tab/>0</text:p>
      <text:p text:style-name="P6"><text:tab/><text:tab/><text:tab/><text:tab/><text:tab/>0<text:tab/><text:tab/>0<text:tab/><text:tab/>0</text:p>
      <text:p text:style-name="P6"><text:tab/><text:tab/><text:tab/><text:tab/>0<text:tab/><text:tab/>0<text:tab/><text:tab/>0<text:tab/><text:tab/>0</text:p>
      <text:p text:style-name="P6"><text:tab/><text:tab/><text:tab/><text:span text:style-name="T1">0<text:tab/><text:tab/>0<text:tab/><text:tab/>0<text:tab/><text:tab/>0<text:tab/><text:tab/>0</text:span></text:p>
      <text:p text:style-name="P6"/>
      <text:p text:style-name="P6"/>
      <text:p text:style-name="P6"><text:tab/><text:tab/><text:tab/><text:tab/><text:tab/><text:tab/><text:tab/>2</text:p>
      <text:p text:style-name="P6"><text:tab/><text:tab/><text:tab/><text:tab/><text:tab/><text:tab/>1<text:tab/><text:tab/>1</text:p>
      <text:p text:style-name="P6"><text:tab/><text:tab/><text:tab/><text:tab/><text:tab/>0<text:tab/><text:tab/>0<text:tab/><text:tab/>0</text:p>
      <text:p text:style-name="P6"><text:tab/><text:tab/><text:tab/><text:tab/>0<text:tab/><text:tab/>0<text:tab/><text:tab/>0<text:tab/><text:tab/>0</text:p>
      <text:p text:style-name="P6"><text:tab/><text:tab/><text:tab/><text:span text:style-name="T1">0<text:tab/><text:tab/>0<text:tab/><text:tab/>0<text:tab/><text:tab/>0<text:tab/><text:tab/>0</text:span></text:p>
      <text:p text:style-name="P6"/>
      <text:p text:style-name="P6"/>
      <text:p text:style-name="P6"><text:tab/><text:tab/><text:tab/><text:tab/><text:tab/><text:tab/><text:tab/>4</text:p>
      <text:p text:style-name="P6"><text:tab/><text:tab/><text:tab/><text:tab/><text:tab/><text:tab/>2<text:tab/><text:tab/>2</text:p>
      <text:p text:style-name="P6"><text:tab/><text:tab/><text:tab/><text:tab/><text:tab/>1<text:tab/><text:tab/>2<text:tab/><text:tab/>1</text:p>
      <text:p text:style-name="P6"><text:tab/><text:tab/><text:tab/><text:tab/>0<text:tab/><text:tab/>0<text:tab/><text:tab/>0<text:tab/><text:tab/>0</text:p>
      <text:p text:style-name="P6"><text:tab/><text:tab/><text:tab/><text:span text:style-name="T1">0<text:tab/><text:tab/>0<text:tab/><text:tab/>0<text:tab/><text:tab/>0<text:tab/><text:tab/>0</text:span></text:p>
      <text:p text:style-name="P6"/>
      <text:p text:style-name="P6"/>
      <text:p text:style-name="P6"><text:tab/><text:tab/><text:tab/><text:tab/><text:tab/><text:tab/><text:tab/>8</text:p>
      <text:p text:style-name="P6"><text:tab/><text:tab/><text:tab/><text:tab/><text:tab/><text:tab/>4<text:tab/><text:tab/>4</text:p>
      <text:p text:style-name="P6"><text:tab/><text:tab/><text:tab/><text:tab/><text:tab/>2<text:tab/><text:tab/>4<text:tab/><text:tab/>2</text:p>
      <text:p text:style-name="P6"><text:tab/><text:tab/><text:tab/><text:tab/>1<text:tab/><text:tab/>3<text:tab/><text:tab/>3<text:tab/><text:tab/>1</text:p>
      <text:p text:style-name="P6"><text:tab/><text:tab/><text:tab/><text:span text:style-name="T1">0<text:tab/><text:tab/>0<text:tab/><text:tab/>0<text:tab/><text:tab/>0<text:tab/><text:tab/>0</text:span></text:p>
      <text:p text:style-name="P6"/>
      <text:p text:style-name="P6"/>
      <text:p text:style-name="P6"><text:tab/><text:tab/><text:tab/><text:tab/><text:tab/><text:tab/><text:tab/>16</text:p>
      <text:p text:style-name="P6"><text:tab/><text:tab/><text:tab/><text:tab/><text:tab/><text:tab/>8<text:tab/><text:tab/>8</text:p>
      <text:p text:style-name="P6"><text:tab/><text:tab/><text:tab/><text:tab/><text:tab/>4<text:tab/><text:tab/>8<text:tab/><text:tab/>4</text:p>
      <text:p text:style-name="P6"><text:tab/><text:tab/><text:tab/><text:tab/>2<text:tab/><text:tab/>6<text:tab/><text:tab/>6<text:tab/><text:tab/>2</text:p>
      <text:p text:style-name="P6"><text:tab/><text:tab/><text:tab/><text:span text:style-name="T1">1<text:tab/><text:tab/>4<text:tab/><text:tab/>6<text:tab/><text:tab/>4<text:tab/><text:tab/>1</text:span></text:p>
      <text:p text:style-name="P6"/>
      <text:p text:style-name="P7"/>
      <text:p text:style-name="P7"><text:tab/><text:tab/><text:tab/><text:tab/><text:tab/><text:tab/><text:tab/><text:span text:style-name="T1">32</text:span></text:p>
      <text:p text:style-name="P7"><text:tab/><text:tab/><text:tab/><text:tab/><text:tab/><text:tab/><text:span text:style-name="T1">16</text:span><text:tab/><text:tab/><text:span text:style-name="T1">16</text:span></text:p>
      <text:p text:style-name="P7"><text:tab/><text:tab/><text:tab/><text:tab/><text:tab/><text:span text:style-name="T1">8</text:span><text:tab/><text:tab/><text:span text:style-name="T1">16</text:span><text:tab/><text:tab/><text:span text:style-name="T1">8</text:span></text:p>
      <text:p text:style-name="P7"><text:tab/><text:tab/><text:tab/><text:tab/><text:span text:style-name="T1">4</text:span><text:tab/><text:tab/><text:span text:style-name="T1">12</text:span><text:tab/><text:tab/><text:span text:style-name="T1">12</text:span><text:tab/><text:tab/><text:span text:style-name="T1">4</text:span></text:p>
      <text:p text:style-name="P7"><text:tab/><text:tab/><text:tab/><text:span text:style-name="T1">2<text:tab/><text:tab/>8<text:tab/><text:tab/>12<text:tab/><text:tab/>8<text:tab/><text:tab/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0:13:40.423272000</meta:creation-date>
    <dc:date>2019-03-30T00:42:50.590727000</dc:date>
    <meta:editing-duration>PT7M18S</meta:editing-duration>
    <meta:editing-cycles>1</meta:editing-cycles>
    <meta:document-statistic meta:table-count="0" meta:image-count="0" meta:object-count="0" meta:page-count="1" meta:paragraph-count="41" meta:word-count="206" meta:character-count="957" meta:non-whitespace-character-count="555"/>
    <meta:generator>LibreOffice/5.1.2.2$MacOSX_X86_64 LibreOffice_project/d3bf12ecb743fc0d20e0be0c58ca359301eb705f</meta:generator>
  </office:meta>
</office:document-meta>
</file>